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1.3833in" style:rel-column-width="10922*"/>
    </style:style>
    <style:style style:name="Table4.F" style:family="table-column">
      <style:table-column-properties style:column-width="1.3833in" style:rel-column-width="1092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padding="0.0382in" fo:border="0.05pt solid #000000"/>
    </style:style>
    <style:style style:name="Table1" style:family="table">
      <style:table-properties style:width="7.6875in" fo:margin-left="0.4729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9375in"/>
    </style:style>
    <style:style style:name="Table1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in" fo:border="0.5pt solid #000000" style:writing-mode="page"/>
    </style:style>
    <style:style style:name="Table1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6875in" fo:margin-left="0.4729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9375in"/>
    </style:style>
    <style:style style:name="Table2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in" fo:border="0.5pt solid #000000" style:writing-mode="page"/>
    </style:style>
    <style:style style:name="Table2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6875in" fo:margin-left="0.4729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5.9375in"/>
    </style:style>
    <style:style style:name="Table3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style:vertical-align="middle" fo:padding="0in" fo:border="0.5pt solid #000000" style:writing-mode="page"/>
    </style:style>
    <style:style style:name="Table3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87e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529c0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547df7" officeooo:paragraph-rsid="005c4614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547df7" officeooo:paragraph-rsid="0041cbe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547df7" officeooo:paragraph-rsid="00547df7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461191" officeooo:paragraph-rsid="00547df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547df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5c461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5ce46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normal" officeooo:rsid="004372cc" officeooo:paragraph-rsid="005c461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fo:font-weight="normal" officeooo:rsid="0055d7a9" officeooo:paragraph-rsid="00576aa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576aae" officeooo:paragraph-rsid="00576aa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576aae" officeooo:paragraph-rsid="005c461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fo:font-weight="normal" officeooo:rsid="00576aae" officeooo:paragraph-rsid="005c461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 Condensed" fo:font-size="12pt" officeooo:paragraph-rsid="0041cbee" style:font-size-asian="12pt" style:font-size-complex="12pt"/>
    </style:style>
    <style:style style:name="P18" style:family="paragraph" style:parent-style-name="Standard">
      <style:text-properties style:font-name="DejaVu Sans Condensed" fo:font-size="12pt" officeooo:rsid="0044d7a1" officeooo:paragraph-rsid="00547df7" style:font-size-asian="12pt" style:font-size-complex="12pt"/>
    </style:style>
    <style:style style:name="P19" style:family="paragraph" style:parent-style-name="Standard">
      <style:text-properties style:font-name="DejaVu Sans Condensed" fo:font-size="12pt" officeooo:rsid="0044d7a1" officeooo:paragraph-rsid="00576aae" style:font-size-asian="12pt" style:font-size-complex="12pt"/>
    </style:style>
    <style:style style:name="P20" style:family="paragraph" style:parent-style-name="Standard">
      <style:text-properties style:font-name="DejaVu Sans Condensed" fo:font-size="12pt" officeooo:paragraph-rsid="00547df7" style:font-size-asian="12pt" style:font-size-complex="12pt"/>
    </style:style>
    <style:style style:name="P21" style:family="paragraph" style:parent-style-name="Standard">
      <style:text-properties style:font-name="DejaVu Sans Condensed" fo:font-size="12pt" officeooo:rsid="0055d7a9" officeooo:paragraph-rsid="0055d7a9" style:font-size-asian="12pt" style:font-size-complex="12pt"/>
    </style:style>
    <style:style style:name="P22" style:family="paragraph" style:parent-style-name="Standard">
      <style:text-properties style:font-name="DejaVu Sans Condensed" fo:font-size="12pt" officeooo:rsid="00576aae" officeooo:paragraph-rsid="00576aae" style:font-size-asian="12pt" style:font-size-complex="12pt"/>
    </style:style>
    <style:style style:name="P23" style:family="paragraph" style:parent-style-name="Standard">
      <style:text-properties style:font-name="DejaVu Sans Condensed" fo:font-size="12pt" officeooo:paragraph-rsid="005c461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10cb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10cb" style:font-weight-asian="bold" style:font-weight-complex="bold"/>
    </style:style>
    <style:style style:name="P26" style:family="paragraph" style:parent-style-name="Standard">
      <style:text-properties officeooo:paragraph-rsid="005c4614"/>
    </style:style>
    <style:style style:name="P27" style:family="paragraph" style:parent-style-name="Standard">
      <style:paragraph-properties fo:text-align="start" style:justify-single-word="false"/>
      <style:text-properties officeooo:paragraph-rsid="005e10cb"/>
    </style:style>
    <style:style style:name="P28" style:family="paragraph" style:parent-style-name="Standard" style:list-style-name="L1">
      <style:text-properties style:font-name="DejaVu Sans Condensed" fo:font-size="12pt" officeooo:paragraph-rsid="00487e79" style:font-size-asian="12pt" style:font-size-complex="12pt"/>
    </style:style>
    <style:style style:name="T1" style:family="text">
      <style:text-properties style:text-line-through-style="none" style:text-line-through-type="none" fo:font-weight="bold" officeooo:rsid="00487e79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547df7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461191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4529c0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44d7a1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5c4614" style:font-weight-asian="bold" style:font-weight-complex="bold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4529c0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4d7a1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547df7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3d238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4372cc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576aae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59d11b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5c4614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76aae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47df7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dd6ae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779a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f78f0" style:font-size-asian="12pt" style:font-weight-asian="bold" style:font-size-complex="12pt" style:font-weight-complex="bold"/>
    </style:style>
    <style:style style:name="T28" style:family="text">
      <style:text-properties officeooo:rsid="0044d7a1"/>
    </style:style>
    <style:style style:name="T29" style:family="text">
      <style:text-properties officeooo:rsid="00547df7"/>
    </style:style>
    <style:style style:name="T30" style:family="text">
      <style:text-properties officeooo:rsid="004529c0"/>
    </style:style>
    <style:style style:name="T31" style:family="text">
      <style:text-properties style:font-name="DejaVu Sans Condensed" fo:font-size="12pt" officeooo:rsid="00547df7" style:font-size-asian="12pt" style:font-size-complex="12pt"/>
    </style:style>
    <style:style style:name="T32" style:family="text">
      <style:text-properties style:font-name="DejaVu Sans Condensed" fo:font-size="12pt" officeooo:rsid="0044d7a1" style:font-size-asian="12pt" style:font-size-complex="12pt"/>
    </style:style>
    <style:style style:name="T33" style:family="text">
      <style:text-properties officeooo:rsid="0055d7a9"/>
    </style:style>
    <style:style style:name="T34" style:family="text">
      <style:text-properties officeooo:rsid="00576aae"/>
    </style:style>
    <style:style style:name="T35" style:family="text">
      <style:text-properties fo:font-weight="bold" officeooo:rsid="005c4614" style:font-weight-asian="bold" style:font-weight-complex="bold"/>
    </style:style>
    <style:style style:name="T36" style:family="text">
      <style:text-properties officeooo:rsid="005c4614"/>
    </style:style>
    <style:style style:name="T37" style:family="text">
      <style:text-properties officeooo:rsid="005ce46e"/>
    </style:style>
    <style:style style:name="T3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24">1<text:span text:style-name="T38">xx</text:span> - Controls</text:p>
          </table:table-cell>
          <table:table-cell table:style-name="Table4.A1" office:value-type="string">
            <text:p text:style-name="P25">2xx - Ground</text:p>
          </table:table-cell>
          <table:table-cell table:style-name="Table4.A1" office:value-type="string">
            <text:p text:style-name="P25">3xx - Flight</text:p>
          </table:table-cell>
          <table:table-cell table:style-name="Table4.D1" office:value-type="string">
            <text:p text:style-name="P25">4xx - A2A</text:p>
          </table:table-cell>
          <table:table-cell table:style-name="Table4.E1" office:value-type="string">
            <text:p text:style-name="P25">5xx - A2G</text:p>
          </table:table-cell>
          <table:table-cell table:style-name="Table4.F1" office:value-type="string">
            <text:p text:style-name="P25">6xx - Misc</text:p>
          </table:table-cell>
        </table:table-row>
      </table:table>
      <text:p text:style-name="P27"><text:span text:style-name="T19">5</text:span><text:span text:style-name="T20">0</text:span><text:span text:style-name="T27">5</text:span><text:span text:style-name="T22"> - </text:span><text:span text:style-name="T23">A/G</text:span><text:span text:style-name="T24"> - </text:span><text:span text:style-name="T25">Gunner - </text:span><text:span text:style-name="T26">George AI</text:span></text:p>
      <text:p text:style-name="P1"/>
      <text:p text:style-name="P2">When in front seat:</text:p>
      <text:list text:style-name="L1">
        <text:list-item>
          <text:p text:style-name="P28"><text:span text:style-name="T1">Trim Hat press</text:span><text:span text:style-name="T8"> will open an HSI-like display in FLT mode:</text:span></text:p>
        </text:list-item>
      </text:list>
      <text:p text:style-name="P3">FLT <text:span text:style-name="T30">(Flight)</text:span> mod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eft Short</text:p>
          </table:table-cell>
          <table:table-cell table:style-name="Table1.B1" office:value-type="string">
            <text:p text:style-name="P10"><text:span text:style-name="T36">Cycles FLT -&gt; </text:span><text:span text:style-name="T35">H-B</text:span><text:span text:style-name="T37"> (under 30 kts)</text:span><text:span text:style-name="T36"> -&gt; </text:span><text:span text:style-name="T35">CMBT</text:span><text:span text:style-name="T36"> </text:span><text:span text:style-name="T37">(over 30 kts) </text:span><text:span text:style-name="T36">-&gt; CMWS mode</text:span></text:p>
          </table:table-cell>
        </table:table-row>
        <table:table-row>
          <table:table-cell table:style-name="Table1.A2" office:value-type="string">
            <text:p text:style-name="P8">Right Short</text:p>
          </table:table-cell>
          <table:table-cell table:style-name="Table1.B2" office:value-type="string">
            <text:p text:style-name="P18"><text:span text:style-name="T29">Turn helicopter </text:span>toward the direction you are looking.</text:p>
          </table:table-cell>
        </table:table-row>
        <table:table-row>
          <table:table-cell table:style-name="Table1.A2" office:value-type="string">
            <text:p text:style-name="P14">Up Short</text:p>
          </table:table-cell>
          <table:table-cell table:style-name="Table1.B2" table:number-rows-spanned="2" office:value-type="string">
            <text:p text:style-name="P19"><text:span text:style-name="T7">Set desired speed </text:span><text:span text:style-name="T11">faster/slower</text:span><text:span text:style-name="T15">: 40 -&gt; 70 -&gt; 90 -&gt; 120 -&gt; Max</text:span><text:span text:style-name="T14">.</text:span><text:span text:style-name="T7"> </text:span><text:span text:style-name="T14"><text:s/>W</text:span><text:span text:style-name="T7">ill go to </text:span><text:span text:style-name="T2">H-B</text:span><text:span text:style-name="T7"> (</text:span><text:span text:style-name="T10">Hover/Bob-Up</text:span><text:span text:style-name="T7">) mode if speed under </text:span><text:span text:style-name="T10">30 kts.</text:span></text:p>
          </table:table-cell>
        </table:table-row>
        <table:table-row>
          <table:table-cell table:style-name="Table1.A2" office:value-type="string">
            <text:p text:style-name="P14">Down Short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14">Left Long</text:p>
          </table:table-cell>
          <table:table-cell table:style-name="Table1.B2" table:number-rows-spanned="2" office:value-type="string">
            <text:p text:style-name="P19"><text:span text:style-name="T11">Moves desired heading bug </text:span><text:span text:style-name="T10">left/right</text:span><text:span text:style-name="T11">.</text:span></text:p>
          </table:table-cell>
        </table:table-row>
        <table:table-row>
          <table:table-cell table:style-name="Table1.A2" office:value-type="string">
            <text:p text:style-name="P14">Right Long</text:p>
          </table:table-cell>
          <table:covered-table-cell table:style-name="Table1.B2"/>
        </table:table-row>
        <table:table-row>
          <table:table-cell table:style-name="Table1.A2" office:value-type="string">
            <text:p text:style-name="P14">Up Long</text:p>
          </table:table-cell>
          <table:table-cell table:style-name="Table1.B2" table:number-rows-spanned="2" office:value-type="string">
            <text:p text:style-name="P19"><text:span text:style-name="T7">Set desired altitude </text:span><text:span text:style-name="T11">up/down</text:span><text:span text:style-name="T14"> </text:span><text:span text:style-name="T15">while held</text:span><text:span text:style-name="T11">.</text:span><text:span text:style-name="T10"> <text:s/>If set to &lt;1420 ft, George will hold radar altitude; if set to &gt;=1420 ft, George will hold baro altitude.</text:span></text:p>
          </table:table-cell>
        </table:table-row>
        <table:table-row>
          <table:table-cell table:style-name="Table1.A2" office:value-type="string">
            <text:p text:style-name="P14">Down Long</text:p>
          </table:table-cell>
          <table:covered-table-cell table:style-name="Table1.B2"/>
        </table:table-row>
      </table:table>
      <text:p text:style-name="P4"/>
      <text:p text:style-name="P23"><text:span text:style-name="T2">H-B</text:span><text:span text:style-name="T3"> (Hover</text:span><text:span text:style-name="T2">/Bob-Up</text:span><text:span text:style-name="T5">) </text:span><text:span text:style-name="T3">mode</text:span><text:span text:style-name="T2"> (under 30 kts)</text:span><text:span text:style-name="T3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Left Short</text:p>
          </table:table-cell>
          <table:table-cell table:style-name="Table2.B1" office:value-type="string">
            <text:p text:style-name="P23"><text:span text:style-name="T15">Cycles FLT -&gt; H-B -&gt; </text:span><text:span text:style-name="T6">CMBT</text:span><text:span text:style-name="T15"> -&gt; CMWS mode</text:span></text:p>
          </table:table-cell>
        </table:table-row>
        <table:table-row>
          <table:table-cell table:style-name="Table2.A2" office:value-type="string">
            <text:p text:style-name="P9">Right Short</text:p>
          </table:table-cell>
          <table:table-cell table:style-name="Table2.B2" office:value-type="string">
            <text:p text:style-name="P26"><text:span text:style-name="T31">Turn helicopter </text:span><text:span text:style-name="T32">toward the direction you are looking.</text:span></text:p>
          </table:table-cell>
        </table:table-row>
        <table:table-row>
          <table:table-cell table:style-name="Table2.A2" office:value-type="string">
            <text:p text:style-name="P15">Up Short</text:p>
          </table:table-cell>
          <table:table-cell table:style-name="Table2.B2" table:number-rows-spanned="2" office:value-type="string">
            <text:p text:style-name="P26"><text:span text:style-name="T16">I</text:span><text:span text:style-name="T18">ncrease</text:span><text:span text:style-name="T17">/decrease</text:span><text:span text:style-name="T18"> radar altitude by 10 ft.</text:span></text:p>
          </table:table-cell>
        </table:table-row>
        <table:table-row>
          <table:table-cell table:style-name="Table2.A2" office:value-type="string">
            <text:p text:style-name="P15">Down Short</text:p>
          </table:table-cell>
          <table:covered-table-cell table:style-name="Table2.B2"/>
        </table:table-row>
        <table:table-row>
          <table:table-cell table:style-name="Table2.A2" office:value-type="string">
            <text:p text:style-name="P15">Left Long</text:p>
          </table:table-cell>
          <table:table-cell table:style-name="Table2.B2" table:number-rows-spanned="2" office:value-type="string">
            <text:p text:style-name="P23"><text:span text:style-name="T12">Translate left</text:span><text:span text:style-name="T13">/right</text:span><text:span text:style-name="T12"> while held</text:span><text:span text:style-name="T9">.</text:span></text:p>
          </table:table-cell>
        </table:table-row>
        <table:table-row>
          <table:table-cell table:style-name="Table2.A2" office:value-type="string">
            <text:p text:style-name="P15">Right Long</text:p>
          </table:table-cell>
          <table:covered-table-cell table:style-name="Table2.B2"/>
        </table:table-row>
        <table:table-row>
          <table:table-cell table:style-name="Table2.A2" office:value-type="string">
            <text:p text:style-name="P15">Up Long</text:p>
          </table:table-cell>
          <table:table-cell table:style-name="Table2.B2" table:number-rows-spanned="2" office:value-type="string">
            <text:p text:style-name="P12"><text:span text:style-name="T28">T</text:span>ranslate forward<text:span text:style-name="T34">/backward</text:span><text:span text:style-name="T29"> </text:span>while held.</text:p>
          </table:table-cell>
        </table:table-row>
        <table:table-row>
          <table:table-cell table:style-name="Table2.A2" office:value-type="string">
            <text:p text:style-name="P15">Down Long</text:p>
          </table:table-cell>
          <table:covered-table-cell table:style-name="Table2.B2"/>
        </table:table-row>
      </table:table>
      <text:p text:style-name="P5"/>
      <text:p text:style-name="P17"><text:span text:style-name="T2">CMBT</text:span><text:span text:style-name="T3"> </text:span><text:span text:style-name="T4">(Combat Maneuvers) </text:span><text:span text:style-name="T3">mode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Left Short</text:p>
          </table:table-cell>
          <table:table-cell table:style-name="Table3.B1" office:value-type="string">
            <text:p text:style-name="P23"><text:span text:style-name="T15">Cycles FLT -&gt; H-B -&gt; CMBT -&gt; </text:span><text:span text:style-name="T6">CMWS</text:span><text:span text:style-name="T15"> mode</text:span></text:p>
          </table:table-cell>
        </table:table-row>
        <table:table-row>
          <table:table-cell table:style-name="Table3.A2" office:value-type="string">
            <text:p text:style-name="P8">Right Short</text:p>
          </table:table-cell>
          <table:table-cell table:style-name="Table3.B2" office:value-type="string">
            <text:p text:style-name="P21">Fly direct path to current navigation Direct-To Cue. <text:s/>If point is part of a route, George will continue along the route in sequence. <text:s/>If not, George will hover at that point.</text:p>
          </table:table-cell>
        </table:table-row>
        <table:table-row>
          <table:table-cell table:style-name="Table3.A2" office:value-type="string">
            <text:p text:style-name="P14">Up Short</text:p>
          </table:table-cell>
          <table:table-cell table:style-name="Table3.B2" office:value-type="string">
            <text:p text:style-name="P11">Turn to where <text:span text:style-name="T33">TADS LOS reticle is pointing. <text:s/>(Brings rockets and Hellfires into constraints??)</text:span></text:p>
          </table:table-cell>
        </table:table-row>
        <table:table-row>
          <table:table-cell table:style-name="Table3.A2" office:value-type="string">
            <text:p text:style-name="P14">Down Short</text:p>
          </table:table-cell>
          <table:table-cell table:style-name="Table3.B2" office:value-type="string">
            <text:p text:style-name="P22">--</text:p>
          </table:table-cell>
        </table:table-row>
        <table:table-row>
          <table:table-cell table:style-name="Table3.A2" office:value-type="string">
            <text:p text:style-name="P14">Left Long</text:p>
          </table:table-cell>
          <table:table-cell table:style-name="Table3.B2" table:number-rows-spanned="2" office:value-type="string">
            <text:p text:style-name="P13">90-deg turn to left/right.</text:p>
          </table:table-cell>
        </table:table-row>
        <table:table-row>
          <table:table-cell table:style-name="Table3.A2" office:value-type="string">
            <text:p text:style-name="P14">Right Long</text:p>
          </table:table-cell>
          <table:covered-table-cell table:style-name="Table3.B2"/>
        </table:table-row>
        <table:table-row>
          <table:table-cell table:style-name="Table3.A2" office:value-type="string">
            <text:p text:style-name="P14">Up Long</text:p>
          </table:table-cell>
          <table:table-cell table:style-name="Table3.B2" office:value-type="string">
            <text:p text:style-name="P22">--</text:p>
          </table:table-cell>
        </table:table-row>
        <table:table-row>
          <table:table-cell table:style-name="Table3.A2" office:value-type="string">
            <text:p text:style-name="P14">Down Long</text:p>
          </table:table-cell>
          <table:table-cell table:style-name="Table3.B2" office:value-type="string">
            <text:p text:style-name="P11"><text:span text:style-name="T28">P</text:span>erform 180 deg combat evasion turn.</text:p>
          </table:table-cell>
        </table:table-row>
      </table:table>
      <text:p text:style-name="P6"/>
      <text:p text:style-name="P20"><text:span text:style-name="T2">CMWS</text:span><text:span text:style-name="T3"> </text:span><text:span text:style-name="T4">(</text:span><text:span text:style-name="T2">Pilot CMWS Settings</text:span><text:span text:style-name="T4">) </text:span><text:span text:style-name="T3">mode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Left Short</text:p>
          </table:table-cell>
          <table:table-cell table:style-name="Table5.B1" office:value-type="string">
            <text:p text:style-name="P16"><text:span text:style-name="T36">Cycles </text:span><text:span text:style-name="T35">FLT</text:span><text:span text:style-name="T36"> -&gt; H-B -&gt; CMBT -&gt; CMWS mode</text:span></text:p>
          </table:table-cell>
        </table:table-row>
        <table:table-row>
          <table:table-cell table:style-name="Table5.A2" office:value-type="string">
            <text:p text:style-name="P8">Right Short</text:p>
          </table:table-cell>
          <table:table-cell table:style-name="Table5.B2" office:value-type="string">
            <text:p text:style-name="P22">--</text:p>
          </table:table-cell>
        </table:table-row>
        <table:table-row>
          <table:table-cell table:style-name="Table5.A2" office:value-type="string">
            <text:p text:style-name="P14">Up Short</text:p>
          </table:table-cell>
          <table:table-cell table:style-name="Table5.B2" office:value-type="string">
            <text:p text:style-name="P22">Toggles CMWS between ARM and SAFE.</text:p>
          </table:table-cell>
        </table:table-row>
        <table:table-row>
          <table:table-cell table:style-name="Table5.A2" office:value-type="string">
            <text:p text:style-name="P14">Down Short</text:p>
          </table:table-cell>
          <table:table-cell table:style-name="Table5.B2" office:value-type="string">
            <text:p text:style-name="P22">Toggles CMWS between AUTO and BYPASS.</text:p>
          </table:table-cell>
        </table:table-row>
        <table:table-row>
          <table:table-cell table:style-name="Table5.A2" office:value-type="string">
            <text:p text:style-name="P14">Left Long</text:p>
          </table:table-cell>
          <table:table-cell table:style-name="Table5.B2" office:value-type="string">
            <text:p text:style-name="P22">--</text:p>
          </table:table-cell>
        </table:table-row>
        <table:table-row>
          <table:table-cell table:style-name="Table5.A2" office:value-type="string">
            <text:p text:style-name="P14">Right Long</text:p>
          </table:table-cell>
          <table:table-cell table:style-name="Table5.B2" office:value-type="string">
            <text:p text:style-name="P22">--</text:p>
          </table:table-cell>
        </table:table-row>
        <table:table-row>
          <table:table-cell table:style-name="Table5.A2" office:value-type="string">
            <text:p text:style-name="P14">Up Long</text:p>
          </table:table-cell>
          <table:table-cell table:style-name="Table5.B2" office:value-type="string">
            <text:p text:style-name="P22">--</text:p>
          </table:table-cell>
        </table:table-row>
        <table:table-row>
          <table:table-cell table:style-name="Table5.A2" office:value-type="string">
            <text:p text:style-name="P14">Down Long</text:p>
          </table:table-cell>
          <table:table-cell table:style-name="Table5.B2" office:value-type="string">
            <text:p text:style-name="P22">--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52:28.407000000</dc:date>
    <meta:editing-duration>PT12H29S</meta:editing-duration>
    <meta:editing-cycles>61</meta:editing-cycles>
    <meta:generator>LibreOffice/7.4.5.1$Windows_X86_64 LibreOffice_project/9c0871452b3918c1019dde9bfac75448afc4b57f</meta:generator>
    <meta:document-statistic meta:table-count="5" meta:image-count="0" meta:object-count="0" meta:page-count="1" meta:paragraph-count="70" meta:word-count="325" meta:character-count="1706" meta:non-whitespace-character-count="1447"/>
  </office:meta>
</office:document-meta>
</file>